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>
      <style:text-properties style:font-name="Sans Serif Collection" fo:font-size="12pt" fo:language="en" fo:country="G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Mr. Simpson,</text:p>
      <text:p text:style-name="P1">I’ve seen on Infojobs that your company has an open position for a Javascript Frontend Developer Intern and I think I would be a good fit for that role in your company.</text:p>
      <text:p text:style-name="P1">I am interested in applying for the job because I admire the company values and I am aligned as well with the mission. Also I have the skillset of what you are looking after in the job post. </text:p>
      <text:p text:style-name="P1">About me, I am close to finishing my web development degree, so I am starting looking for a job right now. I speak English fluently, as I have been studying English for 5 years now.</text:p>
      <text:p text:style-name="P1">I think I would be suitable to be part of the company due to my English skills, my desire to work, my coding skills and last but not least, my desire to work.</text:p>
      <text:p text:style-name="P1">I look forward to hearing from you soon,</text:p>
      <text:p text:style-name="P1">Yours sincerely,</text:p>
      <text:p text:style-name="P1">Laura Orts Ram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08:14:44.912000000</meta:creation-date>
    <dc:date>2022-12-12T08:20:08.507000000</dc:date>
    <meta:editing-duration>PT5M24S</meta:editing-duration>
    <meta:editing-cycles>1</meta:editing-cycles>
    <meta:document-statistic meta:table-count="0" meta:image-count="0" meta:object-count="0" meta:page-count="1" meta:paragraph-count="8" meta:word-count="154" meta:character-count="788" meta:non-whitespace-character-count="641"/>
    <meta:generator>LibreOffice/7.3.7.2$Windows_X86_64 LibreOffice_project/e114eadc50a9ff8d8c8a0567d6da8f454beeb84f</meta:generator>
  </office:meta>
</office:document-meta>
</file>